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2D89E460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12a8" officeooo:paragraph-rsid="001812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14.356cm" draw:z-index="0"><draw:image xlink:href="Pictures/100000000000035E000002D89E46004E.png" xlink:type="simple" xlink:show="embed" xlink:actuate="onLoad" draw:mime-type="image/png"/></draw:frame>Hell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28:44.890524952</meta:creation-date>
    <dc:date>2024-11-03T14:57:28.614946893</dc:date>
    <meta:editing-duration>PT6M21S</meta:editing-duration>
    <meta:editing-cycles>5</meta:editing-cycles>
    <meta:generator>LibreOffice/24.2.5.2$Linux_X86_64 LibreOffice_project/420$Build-2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